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álny" style:master-page-name="MP0" style:family="paragraph">
      <style:paragraph-properties fo:break-before="page" fo:text-align="center"/>
    </style:style>
    <style:style style:name="T2" style:parent-style-name="Predvolenépísmoodseku" style:family="text">
      <style:text-properties fo:font-weight="bold" style:font-weight-asian="bold" style:font-weight-complex="bold" fo:language="en" fo:country="US"/>
    </style:style>
    <style:style style:name="P3" style:parent-style-name="Odsekzoznamu" style:list-style-name="LFO1" style:family="paragraph"/>
    <style:style style:name="T4" style:parent-style-name="Predvolenépísmoodseku" style:family="text">
      <style:text-properties fo:language="en" fo:country="US"/>
    </style:style>
    <style:style style:name="T5" style:parent-style-name="Predvolenépísmoodseku" style:family="text">
      <style:text-properties fo:color="#C00000"/>
    </style:style>
    <style:style style:name="P6" style:parent-style-name="Odsekzoznamu" style:list-style-name="LFO1" style:family="paragraph"/>
    <style:style style:name="T7" style:parent-style-name="Predvolenépísmoodseku" style:family="text">
      <style:text-properties fo:language="en" fo:country="US"/>
    </style:style>
    <style:style style:name="T8" style:parent-style-name="Predvolenépísmoodseku" style:family="text">
      <style:text-properties fo:color="#C00000"/>
    </style:style>
    <style:style style:name="T9" style:parent-style-name="Predvolenépísmoodseku" style:family="text">
      <style:text-properties fo:color="#C00000"/>
    </style:style>
    <style:style style:name="T10" style:parent-style-name="Predvolenépísmoodseku" style:family="text">
      <style:text-properties fo:color="#C00000"/>
    </style:style>
    <style:style style:name="T11" style:parent-style-name="Predvolenépísmoodseku" style:family="text">
      <style:text-properties fo:color="#C00000"/>
    </style:style>
    <style:style style:name="T12" style:parent-style-name="Predvolenépísmoodseku" style:family="text">
      <style:text-properties fo:color="#C00000"/>
    </style:style>
    <style:style style:name="P13" style:parent-style-name="Odsekzoznamu" style:list-style-name="LFO1" style:family="paragraph"/>
    <style:style style:name="T14" style:parent-style-name="Predvolenépísmoodseku" style:family="text">
      <style:text-properties fo:color="#C00000"/>
    </style:style>
    <style:style style:name="T15" style:parent-style-name="Predvolenépísmoodseku" style:family="text">
      <style:text-properties fo:color="#C00000"/>
    </style:style>
    <style:style style:name="T16" style:parent-style-name="Predvolenépísmoodseku" style:family="text">
      <style:text-properties fo:color="#002060"/>
    </style:style>
    <style:style style:name="T17" style:parent-style-name="Predvolenépísmoodseku" style:family="text">
      <style:text-properties fo:color="#C00000"/>
    </style:style>
    <style:style style:name="P18" style:parent-style-name="Odsekzoznamu" style:list-style-name="LFO1" style:family="paragraph"/>
    <style:style style:name="P19" style:parent-style-name="Odsekzoznamu" style:list-style-name="LFO1" style:family="paragraph"/>
    <style:style style:name="T20" style:parent-style-name="Predvolenépísmoodseku" style:family="text">
      <style:text-properties fo:language="en" fo:country="US"/>
    </style:style>
    <style:style style:name="T21" style:parent-style-name="Predvolenépísmoodseku" style:family="text">
      <style:text-properties fo:language="en" fo:country="US"/>
    </style:style>
    <style:style style:name="P22" style:parent-style-name="Odsekzoznamu" style:list-style-name="LFO1" style:family="paragraph"/>
    <style:style style:name="T23" style:parent-style-name="Predvolenépísmoodseku" style:family="text">
      <style:text-properties fo:color="#C00000"/>
    </style:style>
    <style:style style:name="P24" style:parent-style-name="Odsekzoznamu" style:list-style-name="LFO1" style:family="paragraph"/>
    <style:style style:name="P25" style:parent-style-name="Odsekzoznamu" style:list-style-name="LFO1" style:family="paragraph"/>
    <style:style style:name="P26" style:parent-style-name="Odsekzoznamu" style:list-style-name="LFO1" style:family="paragraph"/>
    <style:style style:name="T27" style:parent-style-name="Predvolenépísmoodseku" style:family="text">
      <style:text-properties fo:color="#C00000"/>
    </style:style>
    <style:style style:name="T28" style:parent-style-name="Predvolenépísmoodseku" style:family="text">
      <style:text-properties fo:color="#C00000"/>
    </style:style>
    <style:style style:name="T29" style:parent-style-name="Predvolenépísmoodseku" style:family="text">
      <style:text-properties fo:color="#C00000"/>
    </style:style>
    <style:style style:name="T30" style:parent-style-name="Predvolenépísmoodseku" style:family="text">
      <style:text-properties fo:color="#C00000"/>
    </style:style>
    <style:style style:name="P31" style:parent-style-name="Odsekzoznamu" style:list-style-name="LFO1" style:family="paragraph"/>
    <style:style style:name="P32" style:parent-style-name="Odsekzoznamu" style:list-style-name="LFO1" style:family="paragraph"/>
    <style:style style:name="P33" style:parent-style-name="Normálny" style:family="paragraph">
      <style:paragraph-properties fo:margin-left="0.25in">
        <style:tab-stops/>
      </style:paragraph-properties>
    </style:style>
    <style:style style:name="P34" style:parent-style-name="Normálny" style:family="paragraph">
      <style:paragraph-properties fo:margin-left="0.25in">
        <style:tab-stops/>
      </style:paragraph-properties>
    </style:style>
    <style:style style:name="P35" style:parent-style-name="Normálny" style:family="paragraph">
      <style:paragraph-properties fo:margin-left="0.25in">
        <style:tab-stops/>
      </style:paragraph-properties>
    </style:style>
    <style:style style:name="P36" style:parent-style-name="Normálny" style:family="paragraph">
      <style:text-properties fo:language="en" fo:country="US"/>
    </style:style>
  </office:automatic-styles>
  <office:body>
    <office:text text:use-soft-page-breaks="true">
      <text:p text:style-name="P1"><text:span text:style-name="T2">Prax poznamky databazy</text:span></text:p>
      <text:list text:style-name="LFO1" text:continue-numbering="true">
        <text:list-item>
          <text:p text:style-name="P3"><text:span text:style-name="T4">Vercel -&gt; apka -&gt; storage -&gt; neon db -&gt; zmenit iba nazov, storage dat do nemecka(najblizsie) -&gt; vytvorit -&gt; skopirovat<text:s/></text:span><text:span text:style-name="T5">POSTGRES_URL=.......<text:s/></text:span>do .env</text:p>
        </text:list-item>
      </text:list>
      <text:p text:style-name="Normálny"/>
      <text:list text:style-name="LFO1" text:continue-numbering="true">
        <text:list-item>
          <text:p text:style-name="P6"><text:span text:style-name="T7">stranka Nextauth -&gt; skopirovat do terminalu<text:s/></text:span><text:span text:style-name="T8">npm install @prisma/client @auth/prisma-adapter</text:span><text:span text:style-name="T9"><text:s text:c="4"/>, <text:s text:c="2"/></text:span><text:span text:style-name="T10">npm</text:span><text:s/><text:span text:style-name="T11">install prisma --save-dev<text:s/></text:span>-&gt; opravit errory -&gt; v api auth nextauth vytvorit<text:s/><text:span text:style-name="T12">prisma.ts<text:s/></text:span>a skopirovat do nej kod z prisma.ts na stranke (nextauth -&gt; start -&gt; adaprters -&gt; prisma)</text:p>
        </text:list-item>
      </text:list>
      <text:p text:style-name="Odsekzoznamu"/>
      <text:list text:style-name="LFO1" text:continue-numbering="true">
        <text:list-item>
          <text:p text:style-name="P13">do authOptions.ts skopirovat<text:s/><text:span text:style-name="T14">import { PrismaAdapter } from "@auth/prisma-adapter"</text:span><text:s/><text:s text:c="3"/><text:span text:style-name="T15">import { prisma } from "./prisma" <text:s text:c="4"/></text:span>a pod<text:s/><text:span text:style-name="T16">export const authOptions: NextAuthOptions = {</text:span><text:s text:c="6"/><text:span text:style-name="T17">adapter: PrismaAdapter(prisma),</text:span></text:p>
        </text:list-item>
      </text:list>
      <text:p text:style-name="Odsekzoznamu"/>
      <text:list text:style-name="LFO1" text:continue-numbering="true">
        <text:list-item>
          <text:p text:style-name="P18">install prisma extention</text:p>
        </text:list-item>
      </text:list>
      <text:p text:style-name="Odsekzoznamu"/>
      <text:list text:style-name="LFO1" text:continue-numbering="true">
        <text:list-item>
          <text:p text:style-name="P19">do terminalu<text:s/>npx prisma init<text:s/><text:span text:style-name="T20">-&gt; vznikne folder prisma</text:span><text:span text:style-name="T21"><text:s/>-&gt; z .env vymazat vytvorene DATABASE_URL</text:span></text:p>
        </text:list-item>
      </text:list>
      <text:p text:style-name="Odsekzoznamu"/>
      <text:list text:style-name="LFO1" text:continue-numbering="true">
        <text:list-item>
          <text:p text:style-name="P22">do schema.prisma skopirovat z NextAuth.js (nextauth -&gt; start -&gt; adaprters -&gt; prisma) cely kod z PostgreSQL (vymazat vsetko co v nom bolo predtym) asi 9 riadok (url = ...) zmenit na<text:s/> <text:s/><text:span text:style-name="T23">url      = env("POSTGRES_URL")</text:span></text:p>
        </text:list-item>
        <text:list-item>
          <text:p text:style-name="P24">do terminalu<text:s/>(pushne databazu do frankfurtu)<text:s/>npx prisma migrate dev --name user-profile-added</text:p>
        </text:list-item>
        <text:list-item>
          <text:p text:style-name="P25">do terminalu<text:s/>npx prisma studio (skontrolovat ci vsetko bezi, nehat otvorene)</text:p>
        </text:list-item>
        <text:list-item>
          <text:p text:style-name="P26">do package.json skopirovat<text:s/><text:span text:style-name="T27">"build": "prisma generate &amp;&amp; next build",<text:s/></text:span>/n <text:s/><text:span text:style-name="T28">"postinstall": "prisma generate"</text:span><text:span text:style-name="T29">,</text:span><text:span text:style-name="T30"><text:s/></text:span>(namiesto build v „scripts“ , obe na vlastnom riadku, pozor na ciarky)</text:p>
        </text:list-item>
        <text:list-item>
          <text:p text:style-name="P31">do terminalu npm run build, (nezatvarat to prisma studio, vytvorit novy terminal) ist do lockalhostu a skusit sa registrovat, v prisma studio by mal pribudnut user</text:p>
        </text:list-item>
        <text:list-item>
          <text:p text:style-name="P32">npm run build a ak to zbehne tak commit</text:p>
        </text:list-item>
      </text:list>
      <text:p text:style-name="P33"/>
      <text:p text:style-name="P34"/>
      <text:p text:style-name="P35">premazavat next ak npm run dev/build nejdu</text:p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y" style:next-style-name="Normálny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Nadpis2" style:display-name="Nadpis 2" style:family="paragraph" style:parent-style-name="Normálny" style:next-style-name="Normálny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adpis3" style:display-name="Nadpis 3" style:family="paragraph" style:parent-style-name="Normálny" style:next-style-name="Normá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Nadpis4" style:display-name="Nadpis 4" style:family="paragraph" style:parent-style-name="Normálny" style:next-style-name="Normá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Nadpis5" style:display-name="Nadpis 5" style:family="paragraph" style:parent-style-name="Normálny" style:next-style-name="Normá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Nadpis6" style:display-name="Nadpis 6" style:family="paragraph" style:parent-style-name="Normálny" style:next-style-name="Normá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dpis7" style:display-name="Nadpis 7" style:family="paragraph" style:parent-style-name="Normálny" style:next-style-name="Normá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dpis8" style:display-name="Nadpis 8" style:family="paragraph" style:parent-style-name="Normálny" style:next-style-name="Normá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dpis9" style:display-name="Nadpis 9" style:family="paragraph" style:parent-style-name="Normálny" style:next-style-name="Normá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Nadpis1Char" style:display-name="Nadpis 1 Char" style:family="text" style:parent-style-name="Predvolenépísmoodseku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Nadpis2Char" style:display-name="Nadpis 2 Char" style:family="text" style:parent-style-name="Predvolenépísmoodseku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adpis3Char" style:display-name="Nadpis 3 Char" style:family="text" style:parent-style-name="Predvolenépísmoodseku">
      <style:text-properties style:font-name-asian="Times New Roman" style:font-name-complex="Times New Roman" fo:color="#2F5496" fo:font-size="14pt" style:font-size-asian="14pt" style:font-size-complex="14pt"/>
    </style:style>
    <style:style style:name="Nadpis4Char" style:display-name="Nadpis 4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2F5496"/>
    </style:style>
    <style:style style:name="Nadpis5Char" style:display-name="Nadpis 5 Char" style:family="text" style:parent-style-name="Predvolenépísmoodseku">
      <style:text-properties style:font-name-asian="Times New Roman" style:font-name-complex="Times New Roman" fo:color="#2F5496"/>
    </style:style>
    <style:style style:name="Nadpis6Char" style:display-name="Nadpis 6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595959"/>
    </style:style>
    <style:style style:name="Nadpis7Char" style:display-name="Nadpis 7 Char" style:family="text" style:parent-style-name="Predvolenépísmoodseku">
      <style:text-properties style:font-name-asian="Times New Roman" style:font-name-complex="Times New Roman" fo:color="#595959"/>
    </style:style>
    <style:style style:name="Nadpis8Char" style:display-name="Nadpis 8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272727"/>
    </style:style>
    <style:style style:name="Nadpis9Char" style:display-name="Nadpis 9 Char" style:family="text" style:parent-style-name="Predvolenépísmoodseku">
      <style:text-properties style:font-name-asian="Times New Roman" style:font-name-complex="Times New Roman" fo:color="#272727"/>
    </style:style>
    <style:style style:name="Názov" style:display-name="Názov" style:family="paragraph" style:parent-style-name="Normálny" style:next-style-name="Normálny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NázovChar" style:display-name="Názov Char" style:family="text" style:parent-style-name="Predvolenépísmoodseku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odtitul" style:display-name="Podtitul" style:family="paragraph" style:parent-style-name="Normálny" style:next-style-name="Normálny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itulChar" style:display-name="Podtitul Char" style:family="text" style:parent-style-name="Predvolenépísmoodsek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ácia" style:display-name="Citácia" style:family="paragraph" style:parent-style-name="Normálny" style:next-style-name="Normá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áciaChar" style:display-name="Citácia Char" style:family="text" style:parent-style-name="Predvolenépísmoodseku">
      <style:text-properties fo:font-style="italic" style:font-style-asian="italic" style:font-style-complex="italic" fo:color="#404040"/>
    </style:style>
    <style:style style:name="Odsekzoznamu" style:display-name="Odsek zoznamu" style:family="paragraph" style:parent-style-name="Normálny">
      <style:paragraph-properties style:contextual-spacing="true" fo:margin-left="0.5in">
        <style:tab-stops/>
      </style:paragraph-properties>
      <style:text-properties fo:hyphenate="false"/>
    </style:style>
    <style:style style:name="Intenzívnezvýraznenie" style:display-name="Intenzívne zvýraznenie" style:family="text" style:parent-style-name="Predvolenépísmoodseku">
      <style:text-properties fo:font-style="italic" style:font-style-asian="italic" style:font-style-complex="italic" fo:color="#2F5496"/>
    </style:style>
    <style:style style:name="Zvýraznenácitácia" style:display-name="Zvýraznená citácia" style:family="paragraph" style:parent-style-name="Normálny" style:next-style-name="Normálny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ZvýraznenácitáciaChar" style:display-name="Zvýraznená citácia Char" style:family="text" style:parent-style-name="Predvolenépísmoodseku">
      <style:text-properties fo:font-style="italic" style:font-style-asian="italic" style:font-style-complex="italic" fo:color="#2F5496"/>
    </style:style>
    <style:style style:name="Zvýraznenýodkaz" style:display-name="Zvýraznený odkaz" style:family="text" style:parent-style-name="Predvolenépísmoodseku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robná Katarína</meta:initial-creator>
    <dc:creator>Drobná Katarína</dc:creator>
    <meta:creation-date>2024-11-18T09:49:00Z</meta:creation-date>
    <dc:date>2024-11-18T11:22:00Z</dc:date>
    <meta:template xlink:href="Normal" xlink:type="simple"/>
    <meta:editing-cycles>1</meta:editing-cycles>
    <meta:editing-duration>PT5580S</meta:editing-duration>
    <meta:document-statistic meta:page-count="1" meta:paragraph-count="3" meta:word-count="238" meta:character-count="1597" meta:row-count="11" meta:non-whitespace-character-count="1362"/>
  </office:meta>
</office:document-meta>
</file>